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outline1">
      <style:graphic-properties fo:min-height="11.929cm"/>
    </style:style>
    <style:style style:name="pr2" style:family="presentation" style:parent-style-name="Vintage-notes">
      <style:graphic-properties draw:fill-color="#ffffff" fo:min-height="14cm"/>
    </style:style>
    <style:style style:name="pr3" style:family="presentation" style:parent-style-name="Vintage-title">
      <style:graphic-properties fo:min-height="3.067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 text:style-name="P1"><text:s text:c="4"/>APPLY FAMIL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Loop function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Loop functions are functions which allow you to execute loop like behaviour in a compact form. These functions typically have the word apply in them and are particularly convenient <text:s/>when you need to execute a loop on the command line when using R interactively. They are one of the most powerful functions in R and make it kind of very easy to use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lappl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Lapply loop over the list and evaluate a function on each element.</text:p>
              </text:list-item>
              <text:list-item>
                <text:p>Lapply takes three arguments: </text:p>
                <text:p>(1) a list x</text:p>
                <text:p>(2) a function ( or the name of a function) FUN</text:p>
                <text:p>(3) other arguments via its arguments.</text:p>
                <text:p>If x is not a list, it will be coerced to a list using as.list</text:p>
                <text:p/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l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The input may or maynot be a list but what comes out to be a list.</text:p>
              </text:list-item>
              <text:list-item>
                <text:p>Lapply always return a list.</text:p>
              </text:list-item>
              <text:list-item>
                <text:p>Lapply will return something for every input el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l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&gt; x&lt;-list(a=1:5,b=1:10)</text:p>
                <text:p>&gt; x</text:p>
              </text:list-header>
              <text:list-item>
                <text:p>$a</text:p>
              </text:list-item>
              <text:list-item>
                <text:p>[1] 1 2 3 4 5</text:p>
                <text:p>$b</text:p>
              </text:list-item>
              <text:list-item>
                <text:p><text:s/>[1] <text:s/>1 <text:s/>2 <text:s/>3 <text:s/>4 <text:s/>5 <text:s/>6 <text:s/>7 <text:s/>8 <text:s/>9 10</text:p>
                <text:p>&gt; lapply(x,mean)</text:p>
              </text:list-item>
              <text:list-item>
                <text:p>$a</text:p>
              </text:list-item>
              <text:list-item>
                <text:p>[1] 3</text:p>
              </text:list-item>
              <text:list-item>
                <text:p/>
              </text:list-item>
              <text:list-item>
                <text:p>$b</text:p>
              </text:list-item>
              <text:list-item>
                <text:p>[1] 5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Sapply will try to simplify the result of lapply if possible.</text:p>
              </text:list-item>
              <text:list-item>
                <text:p>If the result of list where every element is length 1, then a vector is returned.</text:p>
              </text:list-item>
              <text:list-item>
                <text:p>If the result is a list where every element is a vector of same length then a matrix is returned.</text:p>
              </text:list-item>
              <text:list-item>
                <text:p>If it cant figure it out then list is return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&gt; x&lt;-list(a=1:5,b=1:10)</text:p>
                <text:p>&gt; x</text:p>
              </text:list-header>
              <text:list-item>
                <text:p>$a</text:p>
              </text:list-item>
              <text:list-item>
                <text:p>[1] 1 2 3 4 5</text:p>
                <text:p>$b</text:p>
              </text:list-item>
              <text:list-item>
                <text:p><text:s/>[1] <text:s/>1 <text:s/>2 <text:s/>3 <text:s/>4 <text:s/>5 <text:s/>6 <text:s/>7 <text:s/>8 <text:s/>9 10</text:p>
                <text:p>&gt; sapply(x,mean)</text:p>
                <text:p>a <text:s text:c="2"/>b </text:p>
              </text:list-item>
              <text:list-item>
                <text:p>3.0 5.5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Apply is used to evaluate a function over the margins of an array.</text:p>
              </text:list-item>
              <text:list-item>
                <text:p>It is used to apply function to the rows or columns of a matrix.</text:p>
              </text:list-item>
              <text:list-item>
                <text:p>It is used to take averages of an array of matrices</text:p>
              </text:list-item>
              <text:list-item>
                <text:p>It is not faster than loop but it works in one li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str(apply)</text:p>
              </text:list-item>
              <text:list-item>
                <text:p>function(x, MARGIN, FUN, ...)</text:p>
                <text:p>1. X is an array</text:p>
                <text:p>2. Margin is an integer vector indicating which margins or dimension should be retained.</text:p>
                <text:p>3.FUN is function to be applied.</text:p>
              </text:list-item>
              <text:list-item>
                <text:p>4. ... is for other argument to be passed to FU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ppl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X&lt;-matrix(1:200,20,10)</text:p>
                <text:p>apply(x,2,mean)</text:p>
                <text:p>It means that keep the second dimension which is column. So the result is vector of 10</text:p>
                <text:p>apply(x,1,sum)</text:p>
                <text:p>It means that keep the first dimension which is row. So the result is vector of 20.</text:p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ppl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header>
                <text:p>&gt; a&lt;-array(1:40,c(2,2,10))</text:p>
                <text:p/>
              </text:list-header>
              <text:list-item>
                <text:p>&gt; apply(a,1,sum)</text:p>
              </text:list-item>
              <text:list-item>
                <text:p>[1] 400 420</text:p>
                <text:p/>
              </text:list-item>
              <text:list-item>
                <text:p>&gt; apply(a,2,sum)</text:p>
              </text:list-item>
              <text:list-item>
                <text:p>[1] 390 430</text:p>
                <text:p/>
              </text:list-item>
              <text:list-item>
                <text:p>&gt; apply(a,3,sum)</text:p>
              </text:list-item>
              <text:list-item>
                <text:p><text:s/>[1] <text:s/>10 <text:s/>26 <text:s/>42 <text:s/>58 <text:s/>74 <text:s/>90 106 122 138 1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<text:s/>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X&lt;-matrix(rnorm(200),20,10)</text:p>
              </text:list-item>
              <text:list-item>
                <text:p>apply(x,1,quantile,probs=c(0.25,0.75))</text:p>
                <text:p>Now it will calculate the 25 and 75 percentile for each row as we are asking to preserve rows. So in result it will show a 2*20 dimensional matrix as follows</text:p>
                <text:p><text:s text:c="9"/>[,1] <text:s text:c="8"/>[,2] <text:s text:c="7"/>[,3] <text:s text:c="7"/>[,4] ..........</text:p>
                <text:p>25% <text:s text:c="2"/></text:p>
                <text:p>75%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Apply with 2 dimension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A&lt;-array(1:20,c(2,2,5))</text:p>
                <text:p>apply(a,c(1,2),sum)</text:p>
                <text:p>Result is like this.</text:p>
                <text:p><text:s text:c="8"/>[,1] [,2]</text:p>
              </text:list-header>
              <text:list-item>
                <text:p>[1,] <text:s text:c="2"/>45 <text:s text:c="2"/>55</text:p>
              </text:list-item>
              <text:list-item>
                <text:p>[2,] <text:s text:c="2"/>50 <text:s text:c="2"/>60</text:p>
                <text:p>so we asked apply to remove third dimension while keeping first and second one.</text:p>
              </text:list-item>
              <text:list-item>
                <text:p>apply(a,3,sum)</text:p>
              </text:list-item>
              <text:list-item>
                <text:p>[1] 10 26 42 58 74</text:p>
              </text:list-item>
              <text:list-item>
                <text:p>Now it has given us the sum of each matrix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Row/Col Sum and mean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For sums and means of matrix dimensions, we have shortcuts</text:p>
              </text:list-item>
              <text:list-item>
                <text:p>rowSums=apply(x,1,sum)</text:p>
              </text:list-item>
              <text:list-item>
                <text:p>rowMeans=apply(x,1,mean)</text:p>
              </text:list-item>
              <text:list-item>
                <text:p>colSums=apply(x,2,sum)</text:p>
              </text:list-item>
              <text:list-item>
                <text:p>ColMeans=apply(x,2,mea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m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Mapply can accept multiple list arguments and apply them to function.</text:p>
              </text:list-item>
              <text:list-item>
                <text:p>str(mapply)</text:p>
                <text:p>function(FUN, ..., MoreArgs = NULL, SIMPLIFY = TRUE, USE.NAMES= TRUE)</text:p>
              </text:list-item>
              <text:list-item>
                <text:p>Fun is a function to apply</text:p>
              </text:list-item>
              <text:list-item>
                <text:p>... contains arguments to apply over</text:p>
              </text:list-item>
              <text:list-item>
                <text:p>Moreargs is a list of other arguments to FUN.</text:p>
              </text:list-item>
              <text:list-item>
                <text:p>SIMPLIFY indicate whether the result should be simplifi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mapply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header>
                <text:p>We want to make a list which look like this.</text:p>
              </text:list-header>
              <text:list-item>
                <text:p>list(rep(1,4),rep(2,3),rep(3,2),rep(4,1))</text:p>
              </text:list-item>
              <text:list-item>
                <text:p>Instead we can do</text:p>
              </text:list-item>
              <text:list-item>
                <text:p>&gt;mapply(rep,1:4,4:1)</text:p>
              </text:list-item>
              <text:list-item>
                <text:p>[[1]]</text:p>
              </text:list-item>
              <text:list-item>
                <text:p>[1] 1 1 <text:s/>1 <text:s/>1</text:p>
              </text:list-item>
              <text:list-item>
                <text:p>[[2]]</text:p>
              </text:list-item>
              <text:list-item>
                <text:p>[1] 2 <text:s/>2 <text:s/>2</text:p>
              </text:list-item>
              <text:list-item>
                <text:p>[[3]]</text:p>
              </text:list-item>
              <text:list-item>
                <text:p>[1] 3 3</text:p>
              </text:list-item>
              <text:list-item>
                <text:p>[[1]]</text:p>
              </text:list-item>
              <text:list-item>
                <text:p>[1] 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mappl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Rnorm(n,mean,sd)</text:p>
              </text:list-item>
              <text:list-item>
                <text:p>Now we want to apply rnorm with 5 different variables</text:p>
              </text:list-item>
              <text:list-item>
                <text:p>mapply(rnorm,1:5,1:5,2)</text:p>
              </text:list-item>
              <text:list-item>
                <text:p>[1]]</text:p>
              </text:list-item>
              <text:list-item>
                <text:p>[1] 0.7630589</text:p>
              </text:list-item>
              <text:list-item>
                <text:p/>
              </text:list-item>
              <text:list-item>
                <text:p>[[2]]</text:p>
              </text:list-item>
              <text:list-item>
                <text:p>[1] 2.999286 2.316050</text:p>
              </text:list-item>
              <text:list-item>
                <text:p/>
              </text:list-item>
              <text:list-item>
                <text:p>[[3]]</text:p>
              </text:list-item>
              <text:list-item>
                <text:p>[1] -1.121911 <text:s/>4.788909 <text:s/>2.255680</text:p>
              </text:list-item>
              <text:list-item>
                <text:p/>
              </text:list-item>
              <text:list-item>
                <text:p>[[4]]</text:p>
              </text:list-item>
              <text:list-item>
                <text:p>[1] 3.754279 9.115624 1.558197 7.118449</text:p>
              </text:list-item>
              <text:list-item>
                <text:p/>
              </text:list-item>
              <text:list-item>
                <text:p>[[5]]</text:p>
              </text:list-item>
              <text:list-item>
                <text:p>[1] 2.849855 6.113367 5.441735 7.557399 8.867168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tappl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Tappply is used to apply a function over subsets of a vector. </text:p>
              </text:list-item>
              <text:list-item>
                <text:p>str(tapply)</text:p>
                <text:p>function(X,INDEX,FUN, ..., simplify=TRUE</text:p>
              </text:list-item>
              <text:list-item>
                <text:p>X is a vector</text:p>
              </text:list-item>
              <text:list-item>
                <text:p>INDEX is a vector or a list of factors </text:p>
              </text:list-item>
              <text:list-item>
                <text:p>FUN is function</text:p>
              </text:list-item>
              <text:list-item>
                <text:p>... contain other arguments to be passed.</text:p>
              </text:list-item>
              <text:list-item>
                <text:p>Simplify, should we simplify resul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Example of snowfall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data=as.data.frame(seq(as.Date("2016-01-01"), as.Date("2016-07-31"), by="day"))</text:p>
              </text:list-item>
              <text:list-item>
                <text:p>names(data)="date"</text:p>
              </text:list-item>
              <text:list-item>
                <text:p>month=substring(data$date,6,7)</text:p>
              </text:list-item>
              <text:list-item>
                <text:p>snow=round(rnorm(dim(data)[1],mean=0.5,sd=0.1))</text:p>
              </text:list-item>
              <text:list-item>
                <text:p>tapply(snow,month,sum)</text:p>
                <text:p>01 02 03 04 05 06 07 </text:p>
                <text:p>20 17 11 18 20 15 1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plit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Split takes a vector or other objects and splits it into groups determined by a factor or list of factors</text:p>
                <text:p>&gt; str(split)</text:p>
                <text:p>function(x,f,drop=FALSE,...)</text:p>
              </text:list-item>
              <text:list-item>
                <text:p>X is a vector(or list) or data frame.</text:p>
              </text:list-item>
              <text:list-item>
                <text:p>F is a factor (or coerced to one) or a list of factors</text:p>
              </text:list-item>
              <text:list-item>
                <text:p>Drop indicates whether empty factor levels should be dropp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Example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o split takes a vector x and take the factor f and according to it divides the x into certain groups.</text:p>
              </text:list-item>
              <text:list-item>
                <text:p>Gl function generate the factors </text:p>
              </text:list-item>
              <text:list-item>
                <text:p>gl(n,k,length=n*k,labels=1:n,ordered=FALSE)</text:p>
              </text:list-item>
              <text:list-item>
                <text:p><text:s/>N is an integer giving the number of levels</text:p>
              </text:list-item>
              <text:list-item>
                <text:p>K is an integer giving number of replications</text:p>
              </text:list-item>
              <text:list-item>
                <text:p>gl(12, 2, labels = c("Jan", "Feb","Mar","Apr","May","Jun","Jul","Aug","Sep","Oct","Nov","Dec"))</text:p>
                <text:p>[1] Jan Jan Feb Feb Mar Mar Apr Apr May May Jun Jun Jul Jul Aug Aug Sep Sep Oct Oct Nov Nov Dec De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Example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sales=round(rnorm(48,mean=1000,sd=400))</text:p>
              </text:list-item>
              <text:list-item>
                <text:p>gl(12, 4, labels = c("Jan", "Feb","Mar","Apr","May","Jun","Jul","Aug","Sep","Oct","Nov","Dec"))</text:p>
              </text:list-item>
              <text:list-item>
                <text:p>split(sales,f)</text:p>
                <text:p>$Jan</text:p>
                <text:p>[1] 936 906 131 138</text:p>
              </text:list-item>
              <text:list-item>
                <text:p>Now we can apply lapply over this function</text:p>
              </text:list-item>
              <text:list-item>
                <text:p>lapply(split(sales,f),mean)</text:p>
                <text:p>$Jan</text:p>
                <text:p>[1] 527.75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1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plit over dataframe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S&lt;-split(airquality,airquality$Month)</text:p>
              </text:list-item>
              <text:list-item>
                <text:p>lapply(s,function(x) colMeans[x[,c(“Ozone”,”Solar R”,”Wind”)])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2cm" svg:height="12.179cm" svg:x="1.4cm" svg:y="5.066cm" presentation:class="outline">
          <draw:text-box>
            <text:list text:style-name="L1">
              <text:list-header>
                <text:p text:style-name="P1">QUES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28:03.955964034</meta:creation-date>
    <dc:date>2017-03-11T15:02:53.749712084</dc:date>
    <meta:editing-duration>PT2H40M34S</meta:editing-duration>
    <meta:editing-cycles>14</meta:editing-cycles>
    <meta:generator>LibreOffice/4.2.8.2$Linux_X86_64 LibreOffice_project/420m0$Build-2</meta:generator>
    <meta:document-statistic meta:object-count="127"/>
  </office:meta>
</office:document-meta>
</file>